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NodeJXPathBinding.DeleteNodeJXPathBinding( JXPathBindingBuilderBase . CommonAttributes common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Node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Node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